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a43e" officeooo:paragraph-rsid="0009a4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Faça um programa que leia uma string e a imprima</text:p>
      <text:p text:style-name="P1"/>
      <text:p text:style-name="P1">2. Crie um programa que calcula o comprimento de uma string (use a função strlen)</text:p>
      <text:p text:style-name="P1"/>
      <text:p text:style-name="P1">3.Crie um programa que calcula o comprimento de uma string(não use a função strlen)</text:p>
      <text:p text:style-name="P1"/>
      <text:p text:style-name="P1">4.Crie um programa que compara duas strings(use a função strcmp)</text:p>
      <text:p text:style-name="P1"/>
      <text:p text:style-name="P1">5.Crie um programa que compara duas strings(não use a função strcmp).</text:p>
      <text:p text:style-name="P1"/>
      <text:p text:style-name="P1">6.Faça um programa que receba uma palavra e a imprima de trás-para-frente.</text:p>
      <text:p text:style-name="P1"/>
      <text:p text:style-name="P1">7.Faça um programa que receba do usuário uma string. O programa imprime a string sem suas voga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4:14:04.624421564</meta:creation-date>
    <meta:generator>LibreOffice/7.0.4.2$Linux_X86_64 LibreOffice_project/00$Build-2</meta:generator>
    <dc:date>2022-07-05T14:25:42.858314013</dc:date>
    <meta:editing-duration>PT11M38S</meta:editing-duration>
    <meta:editing-cycles>1</meta:editing-cycles>
    <meta:document-statistic meta:table-count="0" meta:image-count="0" meta:object-count="0" meta:page-count="1" meta:paragraph-count="7" meta:word-count="90" meta:character-count="519" meta:non-whitespace-character-count="436"/>
  </office:meta>
</office:document-meta>
</file>